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Noto Sans CJK SC Regular" style:font-name-complex="FreeSans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distrowatch.com/images/other/alevel.png" draw:style-name="gr1" draw:text-style-name="P1" svg:width="5.22pt" svg:height="5.22pt" svg:x="127.98pt" svg:y="0pt">
            <draw:image xlink:href="https://distrowatch.com/images/other/alevel.png" xlink:type="simple" xlink:show="embed" xlink:actuate="onLoad">
              <text:p/>
            </draw:image>
          </draw:frame>
          <draw:frame draw:z-index="1" draw:name="https://distrowatch.com/images/other/adown.png" draw:style-name="gr1" draw:text-style-name="P1" svg:width="5.22pt" svg:height="5.22pt" svg:x="127.98pt" svg:y="12.78pt">
            <draw:image xlink:href="https://distrowatch.com/images/other/adown.png" xlink:type="simple" xlink:show="embed" xlink:actuate="onLoad">
              <text:p/>
            </draw:image>
          </draw:frame>
          <draw:frame draw:z-index="2" draw:name="https://distrowatch.com/images/other/aup.png" draw:style-name="gr1" draw:text-style-name="P1" svg:width="5.22pt" svg:height="5.22pt" svg:x="127.98pt" svg:y="25.6pt">
            <draw:image xlink:href="https://distrowatch.com/images/other/aup.png" xlink:type="simple" xlink:show="embed" xlink:actuate="onLoad">
              <text:p/>
            </draw:image>
          </draw:frame>
          <draw:frame draw:z-index="3" draw:name="https://distrowatch.com/images/other/aup.png" draw:style-name="gr1" draw:text-style-name="P1" svg:width="5.22pt" svg:height="5.22pt" svg:x="127.98pt" svg:y="38.38pt">
            <draw:image xlink:href="https://distrowatch.com/images/other/aup.png" xlink:type="simple" xlink:show="embed" xlink:actuate="onLoad">
              <text:p/>
            </draw:image>
          </draw:frame>
          <draw:frame draw:z-index="4" draw:name="https://distrowatch.com/images/other/aup.png" draw:style-name="gr1" draw:text-style-name="P1" svg:width="5.22pt" svg:height="5.22pt" svg:x="127.98pt" svg:y="51.19pt">
            <draw:image xlink:href="https://distrowatch.com/images/other/aup.png" xlink:type="simple" xlink:show="embed" xlink:actuate="onLoad">
              <text:p/>
            </draw:image>
          </draw:frame>
          <draw:frame draw:z-index="5" draw:name="https://distrowatch.com/images/other/adown.png" draw:style-name="gr1" draw:text-style-name="P1" svg:width="5.22pt" svg:height="5.22pt" svg:x="127.98pt" svg:y="63.98pt">
            <draw:image xlink:href="https://distrowatch.com/images/other/adown.png" xlink:type="simple" xlink:show="embed" xlink:actuate="onLoad">
              <text:p/>
            </draw:image>
          </draw:frame>
          <draw:frame draw:z-index="6" draw:name="https://distrowatch.com/images/other/alevel.png" draw:style-name="gr1" draw:text-style-name="P1" svg:width="5.22pt" svg:height="5.22pt" svg:x="127.98pt" svg:y="76.79pt">
            <draw:image xlink:href="https://distrowatch.com/images/other/alevel.png" xlink:type="simple" xlink:show="embed" xlink:actuate="onLoad">
              <text:p/>
            </draw:image>
          </draw:frame>
          <draw:frame draw:z-index="7" draw:name="https://distrowatch.com/images/other/aup.png" draw:style-name="gr1" draw:text-style-name="P1" svg:width="5.22pt" svg:height="5.22pt" svg:x="127.98pt" svg:y="89.57pt">
            <draw:image xlink:href="https://distrowatch.com/images/other/aup.png" xlink:type="simple" xlink:show="embed" xlink:actuate="onLoad">
              <text:p/>
            </draw:image>
          </draw:frame>
          <draw:frame draw:z-index="8" draw:name="https://distrowatch.com/images/other/aup.png" draw:style-name="gr1" draw:text-style-name="P1" svg:width="5.22pt" svg:height="5.22pt" svg:x="127.98pt" svg:y="102.39pt">
            <draw:image xlink:href="https://distrowatch.com/images/other/aup.png" xlink:type="simple" xlink:show="embed" xlink:actuate="onLoad">
              <text:p/>
            </draw:image>
          </draw:frame>
          <draw:frame draw:z-index="9" draw:name="https://distrowatch.com/images/other/adown.png" draw:style-name="gr1" draw:text-style-name="P1" svg:width="5.22pt" svg:height="5.22pt" svg:x="127.98pt" svg:y="115.2pt">
            <draw:image xlink:href="https://distrowatch.com/images/other/adown.png" xlink:type="simple" xlink:show="embed" xlink:actuate="onLoad">
              <text:p/>
            </draw:image>
          </draw:frame>
          <draw:frame draw:z-index="10" draw:name="https://distrowatch.com/images/other/alevel.png" draw:style-name="gr1" draw:text-style-name="P1" svg:width="5.22pt" svg:height="5.22pt" svg:x="127.98pt" svg:y="127.98pt">
            <draw:image xlink:href="https://distrowatch.com/images/other/alevel.png" xlink:type="simple" xlink:show="embed" xlink:actuate="onLoad">
              <text:p/>
            </draw:image>
          </draw:frame>
          <draw:frame draw:z-index="11" draw:name="https://distrowatch.com/images/other/adown.png" draw:style-name="gr1" draw:text-style-name="P1" svg:width="5.22pt" svg:height="5.22pt" svg:x="127.98pt" svg:y="140.8pt">
            <draw:image xlink:href="https://distrowatch.com/images/other/adown.png" xlink:type="simple" xlink:show="embed" xlink:actuate="onLoad">
              <text:p/>
            </draw:image>
          </draw:frame>
          <draw:frame draw:z-index="12" draw:name="https://distrowatch.com/images/other/adown.png" draw:style-name="gr1" draw:text-style-name="P1" svg:width="5.22pt" svg:height="5.22pt" svg:x="127.98pt" svg:y="153.58pt">
            <draw:image xlink:href="https://distrowatch.com/images/other/adown.png" xlink:type="simple" xlink:show="embed" xlink:actuate="onLoad">
              <text:p/>
            </draw:image>
          </draw:frame>
          <draw:frame draw:z-index="13" draw:name="https://distrowatch.com/images/other/alevel.png" draw:style-name="gr1" draw:text-style-name="P1" svg:width="5.22pt" svg:height="5.22pt" svg:x="127.98pt" svg:y="166.39pt">
            <draw:image xlink:href="https://distrowatch.com/images/other/alevel.png" xlink:type="simple" xlink:show="embed" xlink:actuate="onLoad">
              <text:p/>
            </draw:image>
          </draw:frame>
          <draw:frame draw:z-index="14" draw:name="https://distrowatch.com/images/other/alevel.png" draw:style-name="gr1" draw:text-style-name="P1" svg:width="5.22pt" svg:height="5.22pt" svg:x="127.98pt" svg:y="179.18pt">
            <draw:image xlink:href="https://distrowatch.com/images/other/alevel.png" xlink:type="simple" xlink:show="embed" xlink:actuate="onLoad">
              <text:p/>
            </draw:image>
          </draw:frame>
          <draw:frame draw:z-index="15" draw:name="https://distrowatch.com/images/other/adown.png" draw:style-name="gr1" draw:text-style-name="P1" svg:width="5.22pt" svg:height="5.22pt" svg:x="127.98pt" svg:y="191.99pt">
            <draw:image xlink:href="https://distrowatch.com/images/other/adown.png" xlink:type="simple" xlink:show="embed" xlink:actuate="onLoad">
              <text:p/>
            </draw:image>
          </draw:frame>
          <draw:frame draw:z-index="16" draw:name="https://distrowatch.com/images/other/adown.png" draw:style-name="gr1" draw:text-style-name="P1" svg:width="5.22pt" svg:height="5.22pt" svg:x="127.98pt" svg:y="204.77pt">
            <draw:image xlink:href="https://distrowatch.com/images/other/adown.png" xlink:type="simple" xlink:show="embed" xlink:actuate="onLoad">
              <text:p/>
            </draw:image>
          </draw:frame>
          <draw:frame draw:z-index="17" draw:name="https://distrowatch.com/images/other/adown.png" draw:style-name="gr1" draw:text-style-name="P1" svg:width="5.22pt" svg:height="5.22pt" svg:x="127.98pt" svg:y="217.59pt">
            <draw:image xlink:href="https://distrowatch.com/images/other/adown.png" xlink:type="simple" xlink:show="embed" xlink:actuate="onLoad">
              <text:p/>
            </draw:image>
          </draw:frame>
          <draw:frame draw:z-index="18" draw:name="https://distrowatch.com/images/other/aup.png" draw:style-name="gr1" draw:text-style-name="P1" svg:width="5.22pt" svg:height="5.22pt" svg:x="127.98pt" svg:y="230.4pt">
            <draw:image xlink:href="https://distrowatch.com/images/other/aup.png" xlink:type="simple" xlink:show="embed" xlink:actuate="onLoad">
              <text:p/>
            </draw:image>
          </draw:frame>
          <draw:frame draw:z-index="19" draw:name="https://distrowatch.com/images/other/alevel.png" draw:style-name="gr1" draw:text-style-name="P1" svg:width="5.22pt" svg:height="5.22pt" svg:x="127.98pt" svg:y="243.18pt">
            <draw:image xlink:href="https://distrowatch.com/images/other/alevel.png" xlink:type="simple" xlink:show="embed" xlink:actuate="onLoad">
              <text:p/>
            </draw:image>
          </draw:frame>
          <draw:frame draw:z-index="20" draw:name="https://distrowatch.com/images/other/aup.png" draw:style-name="gr1" draw:text-style-name="P1" svg:width="5.22pt" svg:height="5.22pt" svg:x="127.98pt" svg:y="256pt">
            <draw:image xlink:href="https://distrowatch.com/images/other/aup.png" xlink:type="simple" xlink:show="embed" xlink:actuate="onLoad">
              <text:p/>
            </draw:image>
          </draw:frame>
          <draw:frame draw:z-index="21" draw:name="https://distrowatch.com/images/other/adown.png" draw:style-name="gr1" draw:text-style-name="P1" svg:width="5.22pt" svg:height="5.22pt" svg:x="127.98pt" svg:y="268.78pt">
            <draw:image xlink:href="https://distrowatch.com/images/other/adown.png" xlink:type="simple" xlink:show="embed" xlink:actuate="onLoad">
              <text:p/>
            </draw:image>
          </draw:frame>
          <draw:frame draw:z-index="22" draw:name="https://distrowatch.com/images/other/alevel.png" draw:style-name="gr1" draw:text-style-name="P1" svg:width="5.22pt" svg:height="5.22pt" svg:x="127.98pt" svg:y="281.59pt">
            <draw:image xlink:href="https://distrowatch.com/images/other/alevel.png" xlink:type="simple" xlink:show="embed" xlink:actuate="onLoad">
              <text:p/>
            </draw:image>
          </draw:frame>
          <draw:frame draw:z-index="23" draw:name="https://distrowatch.com/images/other/alevel.png" draw:style-name="gr1" draw:text-style-name="P1" svg:width="5.22pt" svg:height="5.22pt" svg:x="127.98pt" svg:y="294.38pt">
            <draw:image xlink:href="https://distrowatch.com/images/other/alevel.png" xlink:type="simple" xlink:show="embed" xlink:actuate="onLoad">
              <text:p/>
            </draw:image>
          </draw:frame>
          <draw:frame draw:z-index="24" draw:name="https://distrowatch.com/images/other/alevel.png" draw:style-name="gr1" draw:text-style-name="P1" svg:width="5.22pt" svg:height="5.22pt" svg:x="127.98pt" svg:y="307.19pt">
            <draw:image xlink:href="https://distrowatch.com/images/other/alevel.png" xlink:type="simple" xlink:show="embed" xlink:actuate="onLoad">
              <text:p/>
            </draw:image>
          </draw:frame>
          <draw:frame draw:z-index="25" draw:name="https://distrowatch.com/images/other/aup.png" draw:style-name="gr1" draw:text-style-name="P1" svg:width="5.22pt" svg:height="5.22pt" svg:x="127.98pt" svg:y="319.97pt">
            <draw:image xlink:href="https://distrowatch.com/images/other/aup.png" xlink:type="simple" xlink:show="embed" xlink:actuate="onLoad">
              <text:p/>
            </draw:image>
          </draw:frame>
          <draw:frame draw:z-index="26" draw:name="https://distrowatch.com/images/other/adown.png" draw:style-name="gr1" draw:text-style-name="P1" svg:width="5.22pt" svg:height="5.22pt" svg:x="127.98pt" svg:y="332.79pt">
            <draw:image xlink:href="https://distrowatch.com/images/other/adown.png" xlink:type="simple" xlink:show="embed" xlink:actuate="onLoad">
              <text:p/>
            </draw:image>
          </draw:frame>
          <draw:frame draw:z-index="27" draw:name="https://distrowatch.com/images/other/alevel.png" draw:style-name="gr1" draw:text-style-name="P1" svg:width="5.22pt" svg:height="5.22pt" svg:x="127.98pt" svg:y="345.6pt">
            <draw:image xlink:href="https://distrowatch.com/images/other/alevel.png" xlink:type="simple" xlink:show="embed" xlink:actuate="onLoad">
              <text:p/>
            </draw:image>
          </draw:frame>
          <draw:frame draw:z-index="28" draw:name="https://distrowatch.com/images/other/alevel.png" draw:style-name="gr1" draw:text-style-name="P1" svg:width="5.22pt" svg:height="5.22pt" svg:x="127.98pt" svg:y="358.38pt">
            <draw:image xlink:href="https://distrowatch.com/images/other/alevel.png" xlink:type="simple" xlink:show="embed" xlink:actuate="onLoad">
              <text:p/>
            </draw:image>
          </draw:frame>
          <draw:frame draw:z-index="29" draw:name="https://distrowatch.com/images/other/alevel.png" draw:style-name="gr1" draw:text-style-name="P1" svg:width="5.22pt" svg:height="5.22pt" svg:x="127.98pt" svg:y="371.2pt">
            <draw:image xlink:href="https://distrowatch.com/images/other/alevel.png" xlink:type="simple" xlink:show="embed" xlink:actuate="onLoad">
              <text:p/>
            </draw:image>
          </draw:frame>
          <draw:frame draw:z-index="30" draw:name="https://distrowatch.com/images/other/alevel.png" draw:style-name="gr1" draw:text-style-name="P1" svg:width="5.22pt" svg:height="5.22pt" svg:x="127.98pt" svg:y="383.98pt">
            <draw:image xlink:href="https://distrowatch.com/images/other/alevel.png" xlink:type="simple" xlink:show="embed" xlink:actuate="onLoad">
              <text:p/>
            </draw:image>
          </draw:frame>
          <draw:frame draw:z-index="31" draw:name="https://distrowatch.com/images/other/aup.png" draw:style-name="gr1" draw:text-style-name="P1" svg:width="5.22pt" svg:height="5.22pt" svg:x="127.98pt" svg:y="396.79pt">
            <draw:image xlink:href="https://distrowatch.com/images/other/aup.png" xlink:type="simple" xlink:show="embed" xlink:actuate="onLoad">
              <text:p/>
            </draw:image>
          </draw:frame>
          <draw:frame draw:z-index="32" draw:name="https://distrowatch.com/images/other/aup.png" draw:style-name="gr1" draw:text-style-name="P1" svg:width="5.22pt" svg:height="5.22pt" svg:x="127.98pt" svg:y="409.58pt">
            <draw:image xlink:href="https://distrowatch.com/images/other/aup.png" xlink:type="simple" xlink:show="embed" xlink:actuate="onLoad">
              <text:p/>
            </draw:image>
          </draw:frame>
          <draw:frame draw:z-index="33" draw:name="https://distrowatch.com/images/other/adown.png" draw:style-name="gr1" draw:text-style-name="P1" svg:width="5.22pt" svg:height="5.22pt" svg:x="127.98pt" svg:y="422.39pt">
            <draw:image xlink:href="https://distrowatch.com/images/other/adown.png" xlink:type="simple" xlink:show="embed" xlink:actuate="onLoad">
              <text:p/>
            </draw:image>
          </draw:frame>
          <draw:frame draw:z-index="34" draw:name="https://distrowatch.com/images/other/alevel.png" draw:style-name="gr1" draw:text-style-name="P1" svg:width="5.22pt" svg:height="5.22pt" svg:x="127.98pt" svg:y="435.17pt">
            <draw:image xlink:href="https://distrowatch.com/images/other/alevel.png" xlink:type="simple" xlink:show="embed" xlink:actuate="onLoad">
              <text:p/>
            </draw:image>
          </draw:frame>
          <draw:frame draw:z-index="35" draw:name="https://distrowatch.com/images/other/aup.png" draw:style-name="gr1" draw:text-style-name="P1" svg:width="5.22pt" svg:height="5.22pt" svg:x="127.98pt" svg:y="447.99pt">
            <draw:image xlink:href="https://distrowatch.com/images/other/aup.png" xlink:type="simple" xlink:show="embed" xlink:actuate="onLoad">
              <text:p/>
            </draw:image>
          </draw:frame>
          <draw:frame draw:z-index="36" draw:name="https://distrowatch.com/images/other/alevel.png" draw:style-name="gr1" draw:text-style-name="P1" svg:width="5.22pt" svg:height="5.22pt" svg:x="127.98pt" svg:y="460.8pt">
            <draw:image xlink:href="https://distrowatch.com/images/other/alevel.png" xlink:type="simple" xlink:show="embed" xlink:actuate="onLoad">
              <text:p/>
            </draw:image>
          </draw:frame>
          <draw:frame draw:z-index="37" draw:name="https://distrowatch.com/images/other/aup.png" draw:style-name="gr1" draw:text-style-name="P1" svg:width="5.22pt" svg:height="5.22pt" svg:x="127.98pt" svg:y="473.58pt">
            <draw:image xlink:href="https://distrowatch.com/images/other/aup.png" xlink:type="simple" xlink:show="embed" xlink:actuate="onLoad">
              <text:p/>
            </draw:image>
          </draw:frame>
          <draw:frame draw:z-index="38" draw:name="https://distrowatch.com/images/other/adown.png" draw:style-name="gr1" draw:text-style-name="P1" svg:width="5.22pt" svg:height="5.22pt" svg:x="127.98pt" svg:y="486.4pt">
            <draw:image xlink:href="https://distrowatch.com/images/other/adown.png" xlink:type="simple" xlink:show="embed" xlink:actuate="onLoad">
              <text:p/>
            </draw:image>
          </draw:frame>
          <draw:frame draw:z-index="39" draw:name="https://distrowatch.com/images/other/alevel.png" draw:style-name="gr1" draw:text-style-name="P1" svg:width="5.22pt" svg:height="5.22pt" svg:x="127.98pt" svg:y="499.18pt">
            <draw:image xlink:href="https://distrowatch.com/images/other/alevel.png" xlink:type="simple" xlink:show="embed" xlink:actuate="onLoad">
              <text:p/>
            </draw:image>
          </draw:frame>
          <draw:frame draw:z-index="40" draw:name="https://distrowatch.com/images/other/alevel.png" draw:style-name="gr1" draw:text-style-name="P1" svg:width="5.22pt" svg:height="5.22pt" svg:x="127.98pt" svg:y="511.99pt">
            <draw:image xlink:href="https://distrowatch.com/images/other/alevel.png" xlink:type="simple" xlink:show="embed" xlink:actuate="onLoad">
              <text:p/>
            </draw:image>
          </draw:frame>
          <draw:frame draw:z-index="41" draw:name="https://distrowatch.com/images/other/alevel.png" draw:style-name="gr1" draw:text-style-name="P1" svg:width="5.22pt" svg:height="5.22pt" svg:x="127.98pt" svg:y="524.78pt">
            <draw:image xlink:href="https://distrowatch.com/images/other/alevel.png" xlink:type="simple" xlink:show="embed" xlink:actuate="onLoad">
              <text:p/>
            </draw:image>
          </draw:frame>
          <draw:frame draw:z-index="42" draw:name="https://distrowatch.com/images/other/alevel.png" draw:style-name="gr1" draw:text-style-name="P1" svg:width="5.22pt" svg:height="5.22pt" svg:x="127.98pt" svg:y="537.59pt">
            <draw:image xlink:href="https://distrowatch.com/images/other/alevel.png" xlink:type="simple" xlink:show="embed" xlink:actuate="onLoad">
              <text:p/>
            </draw:image>
          </draw:frame>
          <draw:frame draw:z-index="43" draw:name="https://distrowatch.com/images/other/alevel.png" draw:style-name="gr1" draw:text-style-name="P1" svg:width="5.22pt" svg:height="5.22pt" svg:x="127.98pt" svg:y="550.37pt">
            <draw:image xlink:href="https://distrowatch.com/images/other/alevel.png" xlink:type="simple" xlink:show="embed" xlink:actuate="onLoad">
              <text:p/>
            </draw:image>
          </draw:frame>
          <draw:frame draw:z-index="44" draw:name="https://distrowatch.com/images/other/aup.png" draw:style-name="gr1" draw:text-style-name="P1" svg:width="5.22pt" svg:height="5.22pt" svg:x="127.98pt" svg:y="563.19pt">
            <draw:image xlink:href="https://distrowatch.com/images/other/aup.png" xlink:type="simple" xlink:show="embed" xlink:actuate="onLoad">
              <text:p/>
            </draw:image>
          </draw:frame>
          <draw:frame draw:z-index="45" draw:name="https://distrowatch.com/images/other/alevel.png" draw:style-name="gr1" draw:text-style-name="P1" svg:width="5.22pt" svg:height="5.22pt" svg:x="127.98pt" svg:y="576pt">
            <draw:image xlink:href="https://distrowatch.com/images/other/alevel.png" xlink:type="simple" xlink:show="embed" xlink:actuate="onLoad">
              <text:p/>
            </draw:image>
          </draw:frame>
          <draw:frame draw:z-index="46" draw:name="https://distrowatch.com/images/other/alevel.png" draw:style-name="gr1" draw:text-style-name="P1" svg:width="5.22pt" svg:height="5.22pt" svg:x="127.98pt" svg:y="588.78pt">
            <draw:image xlink:href="https://distrowatch.com/images/other/alevel.png" xlink:type="simple" xlink:show="embed" xlink:actuate="onLoad">
              <text:p/>
            </draw:image>
          </draw:frame>
          <draw:frame draw:z-index="47" draw:name="https://distrowatch.com/images/other/alevel.png" draw:style-name="gr1" draw:text-style-name="P1" svg:width="5.22pt" svg:height="5.22pt" svg:x="127.98pt" svg:y="601.6pt">
            <draw:image xlink:href="https://distrowatch.com/images/other/alevel.png" xlink:type="simple" xlink:show="embed" xlink:actuate="onLoad">
              <text:p/>
            </draw:image>
          </draw:frame>
          <draw:frame draw:z-index="48" draw:name="https://distrowatch.com/images/other/alevel.png" draw:style-name="gr1" draw:text-style-name="P1" svg:width="5.22pt" svg:height="5.22pt" svg:x="127.98pt" svg:y="614.38pt">
            <draw:image xlink:href="https://distrowatch.com/images/other/alevel.png" xlink:type="simple" xlink:show="embed" xlink:actuate="onLoad">
              <text:p/>
            </draw:image>
          </draw:frame>
          <draw:frame draw:z-index="49" draw:name="https://distrowatch.com/images/other/adown.png" draw:style-name="gr1" draw:text-style-name="P1" svg:width="5.22pt" svg:height="5.22pt" svg:x="127.98pt" svg:y="627.19pt">
            <draw:image xlink:href="https://distrowatch.com/images/other/adown.png" xlink:type="simple" xlink:show="embed" xlink:actuate="onLoad">
              <text:p/>
            </draw:image>
          </draw:frame>
          <draw:frame draw:z-index="50" draw:name="https://distrowatch.com/images/other/alevel.png" draw:style-name="gr1" draw:text-style-name="P1" svg:width="5.22pt" svg:height="5.22pt" svg:x="127.98pt" svg:y="639.98pt">
            <draw:image xlink:href="https://distrowatch.com/images/other/alevel.png" xlink:type="simple" xlink:show="embed" xlink:actuate="onLoad">
              <text:p/>
            </draw:image>
          </draw:frame>
          <draw:frame draw:z-index="51" draw:name="https://distrowatch.com/images/other/alevel.png" draw:style-name="gr1" draw:text-style-name="P1" svg:width="5.22pt" svg:height="5.22pt" svg:x="127.98pt" svg:y="652.79pt">
            <draw:image xlink:href="https://distrowatch.com/images/other/alevel.png" xlink:type="simple" xlink:show="embed" xlink:actuate="onLoad">
              <text:p/>
            </draw:image>
          </draw:frame>
          <draw:frame draw:z-index="52" draw:name="https://distrowatch.com/images/other/aup.png" draw:style-name="gr1" draw:text-style-name="P1" svg:width="5.22pt" svg:height="5.22pt" svg:x="127.98pt" svg:y="665.57pt">
            <draw:image xlink:href="https://distrowatch.com/images/other/aup.png" xlink:type="simple" xlink:show="embed" xlink:actuate="onLoad">
              <text:p/>
            </draw:image>
          </draw:frame>
          <draw:frame draw:z-index="53" draw:name="https://distrowatch.com/images/other/alevel.png" draw:style-name="gr1" draw:text-style-name="P1" svg:width="5.22pt" svg:height="5.22pt" svg:x="127.98pt" svg:y="678.39pt">
            <draw:image xlink:href="https://distrowatch.com/images/other/alevel.png" xlink:type="simple" xlink:show="embed" xlink:actuate="onLoad">
              <text:p/>
            </draw:image>
          </draw:frame>
          <draw:frame draw:z-index="54" draw:name="https://distrowatch.com/images/other/aup.png" draw:style-name="gr1" draw:text-style-name="P1" svg:width="5.22pt" svg:height="5.22pt" svg:x="127.98pt" svg:y="691.2pt">
            <draw:image xlink:href="https://distrowatch.com/images/other/aup.png" xlink:type="simple" xlink:show="embed" xlink:actuate="onLoad">
              <text:p/>
            </draw:image>
          </draw:frame>
          <draw:frame draw:z-index="55" draw:name="https://distrowatch.com/images/other/alevel.png" draw:style-name="gr1" draw:text-style-name="P1" svg:width="5.22pt" svg:height="5.22pt" svg:x="127.98pt" svg:y="703.98pt">
            <draw:image xlink:href="https://distrowatch.com/images/other/alevel.png" xlink:type="simple" xlink:show="embed" xlink:actuate="onLoad">
              <text:p/>
            </draw:image>
          </draw:frame>
          <draw:frame draw:z-index="56" draw:name="https://distrowatch.com/images/other/alevel.png" draw:style-name="gr1" draw:text-style-name="P1" svg:width="5.22pt" svg:height="5.22pt" svg:x="127.98pt" svg:y="716.8pt">
            <draw:image xlink:href="https://distrowatch.com/images/other/alevel.png" xlink:type="simple" xlink:show="embed" xlink:actuate="onLoad">
              <text:p/>
            </draw:image>
          </draw:frame>
          <draw:frame draw:z-index="57" draw:name="https://distrowatch.com/images/other/aup.png" draw:style-name="gr1" draw:text-style-name="P1" svg:width="5.22pt" svg:height="5.22pt" svg:x="127.98pt" svg:y="729.58pt">
            <draw:image xlink:href="https://distrowatch.com/images/other/aup.png" xlink:type="simple" xlink:show="embed" xlink:actuate="onLoad">
              <text:p/>
            </draw:image>
          </draw:frame>
          <draw:frame draw:z-index="58" draw:name="https://distrowatch.com/images/other/alevel.png" draw:style-name="gr1" draw:text-style-name="P1" svg:width="5.22pt" svg:height="5.22pt" svg:x="127.98pt" svg:y="742.39pt">
            <draw:image xlink:href="https://distrowatch.com/images/other/alevel.png" xlink:type="simple" xlink:show="embed" xlink:actuate="onLoad">
              <text:p/>
            </draw:image>
          </draw:frame>
          <draw:frame draw:z-index="59" draw:name="https://distrowatch.com/images/other/alevel.png" draw:style-name="gr1" draw:text-style-name="P1" svg:width="5.22pt" svg:height="5.22pt" svg:x="127.98pt" svg:y="755.18pt">
            <draw:image xlink:href="https://distrowatch.com/images/other/alevel.png" xlink:type="simple" xlink:show="embed" xlink:actuate="onLoad">
              <text:p/>
            </draw:image>
          </draw:frame>
          <draw:frame draw:z-index="60" draw:name="https://distrowatch.com/images/other/alevel.png" draw:style-name="gr1" draw:text-style-name="P1" svg:width="5.22pt" svg:height="5.22pt" svg:x="127.98pt" svg:y="767.99pt">
            <draw:image xlink:href="https://distrowatch.com/images/other/alevel.png" xlink:type="simple" xlink:show="embed" xlink:actuate="onLoad">
              <text:p/>
            </draw:image>
          </draw:frame>
          <draw:frame draw:z-index="61" draw:name="https://distrowatch.com/images/other/alevel.png" draw:style-name="gr1" draw:text-style-name="P1" svg:width="5.22pt" svg:height="5.22pt" svg:x="127.98pt" svg:y="780.77pt">
            <draw:image xlink:href="https://distrowatch.com/images/other/alevel.png" xlink:type="simple" xlink:show="embed" xlink:actuate="onLoad">
              <text:p/>
            </draw:image>
          </draw:frame>
          <draw:frame draw:z-index="62" draw:name="https://distrowatch.com/images/other/alevel.png" draw:style-name="gr1" draw:text-style-name="P1" svg:width="5.22pt" svg:height="5.22pt" svg:x="127.98pt" svg:y="793.59pt">
            <draw:image xlink:href="https://distrowatch.com/images/other/alevel.png" xlink:type="simple" xlink:show="embed" xlink:actuate="onLoad">
              <text:p/>
            </draw:image>
          </draw:frame>
          <draw:frame draw:z-index="63" draw:name="https://distrowatch.com/images/other/alevel.png" draw:style-name="gr1" draw:text-style-name="P1" svg:width="5.22pt" svg:height="5.22pt" svg:x="127.98pt" svg:y="806.4pt">
            <draw:image xlink:href="https://distrowatch.com/images/other/alevel.png" xlink:type="simple" xlink:show="embed" xlink:actuate="onLoad">
              <text:p/>
            </draw:image>
          </draw:frame>
          <draw:frame draw:z-index="64" draw:name="https://distrowatch.com/images/other/alevel.png" draw:style-name="gr1" draw:text-style-name="P1" svg:width="5.22pt" svg:height="5.22pt" svg:x="127.98pt" svg:y="819.18pt">
            <draw:image xlink:href="https://distrowatch.com/images/other/alevel.png" xlink:type="simple" xlink:show="embed" xlink:actuate="onLoad">
              <text:p/>
            </draw:image>
          </draw:frame>
          <draw:frame draw:z-index="65" draw:name="https://distrowatch.com/images/other/alevel.png" draw:style-name="gr1" draw:text-style-name="P1" svg:width="5.22pt" svg:height="5.22pt" svg:x="127.98pt" svg:y="0pt">
            <draw:image xlink:href="https://distrowatch.com/images/other/alevel.png" xlink:type="simple" xlink:show="embed" xlink:actuate="onLoad">
              <text:p/>
            </draw:image>
          </draw:frame>
          <draw:frame draw:z-index="66" draw:name="https://distrowatch.com/images/other/adown.png" draw:style-name="gr1" draw:text-style-name="P1" svg:width="5.22pt" svg:height="5.22pt" svg:x="127.98pt" svg:y="12.78pt">
            <draw:image xlink:href="https://distrowatch.com/images/other/adown.png" xlink:type="simple" xlink:show="embed" xlink:actuate="onLoad">
              <text:p/>
            </draw:image>
          </draw:frame>
          <draw:frame draw:z-index="67" draw:name="https://distrowatch.com/images/other/aup.png" draw:style-name="gr1" draw:text-style-name="P1" svg:width="5.22pt" svg:height="5.22pt" svg:x="127.98pt" svg:y="25.6pt">
            <draw:image xlink:href="https://distrowatch.com/images/other/aup.png" xlink:type="simple" xlink:show="embed" xlink:actuate="onLoad">
              <text:p/>
            </draw:image>
          </draw:frame>
          <draw:frame draw:z-index="68" draw:name="https://distrowatch.com/images/other/aup.png" draw:style-name="gr1" draw:text-style-name="P1" svg:width="5.22pt" svg:height="5.22pt" svg:x="127.98pt" svg:y="38.38pt">
            <draw:image xlink:href="https://distrowatch.com/images/other/aup.png" xlink:type="simple" xlink:show="embed" xlink:actuate="onLoad">
              <text:p/>
            </draw:image>
          </draw:frame>
          <draw:frame draw:z-index="69" draw:name="https://distrowatch.com/images/other/aup.png" draw:style-name="gr1" draw:text-style-name="P1" svg:width="5.22pt" svg:height="5.22pt" svg:x="127.98pt" svg:y="51.19pt">
            <draw:image xlink:href="https://distrowatch.com/images/other/aup.png" xlink:type="simple" xlink:show="embed" xlink:actuate="onLoad">
              <text:p/>
            </draw:image>
          </draw:frame>
          <draw:frame draw:z-index="70" draw:name="https://distrowatch.com/images/other/adown.png" draw:style-name="gr1" draw:text-style-name="P1" svg:width="5.22pt" svg:height="5.22pt" svg:x="127.98pt" svg:y="63.98pt">
            <draw:image xlink:href="https://distrowatch.com/images/other/adown.png" xlink:type="simple" xlink:show="embed" xlink:actuate="onLoad">
              <text:p/>
            </draw:image>
          </draw:frame>
          <draw:frame draw:z-index="71" draw:name="https://distrowatch.com/images/other/alevel.png" draw:style-name="gr1" draw:text-style-name="P1" svg:width="5.22pt" svg:height="5.22pt" svg:x="127.98pt" svg:y="76.79pt">
            <draw:image xlink:href="https://distrowatch.com/images/other/alevel.png" xlink:type="simple" xlink:show="embed" xlink:actuate="onLoad">
              <text:p/>
            </draw:image>
          </draw:frame>
          <draw:frame draw:z-index="72" draw:name="https://distrowatch.com/images/other/aup.png" draw:style-name="gr1" draw:text-style-name="P1" svg:width="5.22pt" svg:height="5.22pt" svg:x="127.98pt" svg:y="89.57pt">
            <draw:image xlink:href="https://distrowatch.com/images/other/aup.png" xlink:type="simple" xlink:show="embed" xlink:actuate="onLoad">
              <text:p/>
            </draw:image>
          </draw:frame>
          <draw:frame draw:z-index="73" draw:name="https://distrowatch.com/images/other/aup.png" draw:style-name="gr1" draw:text-style-name="P1" svg:width="5.22pt" svg:height="5.22pt" svg:x="127.98pt" svg:y="102.39pt">
            <draw:image xlink:href="https://distrowatch.com/images/other/aup.png" xlink:type="simple" xlink:show="embed" xlink:actuate="onLoad">
              <text:p/>
            </draw:image>
          </draw:frame>
          <draw:frame draw:z-index="74" draw:name="https://distrowatch.com/images/other/adown.png" draw:style-name="gr1" draw:text-style-name="P1" svg:width="5.22pt" svg:height="5.22pt" svg:x="127.98pt" svg:y="115.2pt">
            <draw:image xlink:href="https://distrowatch.com/images/other/adown.png" xlink:type="simple" xlink:show="embed" xlink:actuate="onLoad">
              <text:p/>
            </draw:image>
          </draw:frame>
          <draw:frame draw:z-index="75" draw:name="https://distrowatch.com/images/other/alevel.png" draw:style-name="gr1" draw:text-style-name="P1" svg:width="5.22pt" svg:height="5.22pt" svg:x="127.98pt" svg:y="127.98pt">
            <draw:image xlink:href="https://distrowatch.com/images/other/alevel.png" xlink:type="simple" xlink:show="embed" xlink:actuate="onLoad">
              <text:p/>
            </draw:image>
          </draw:frame>
          <draw:frame draw:z-index="76" draw:name="https://distrowatch.com/images/other/adown.png" draw:style-name="gr1" draw:text-style-name="P1" svg:width="5.22pt" svg:height="5.22pt" svg:x="127.98pt" svg:y="140.8pt">
            <draw:image xlink:href="https://distrowatch.com/images/other/adown.png" xlink:type="simple" xlink:show="embed" xlink:actuate="onLoad">
              <text:p/>
            </draw:image>
          </draw:frame>
          <draw:frame draw:z-index="77" draw:name="https://distrowatch.com/images/other/adown.png" draw:style-name="gr1" draw:text-style-name="P1" svg:width="5.22pt" svg:height="5.22pt" svg:x="127.98pt" svg:y="153.58pt">
            <draw:image xlink:href="https://distrowatch.com/images/other/adown.png" xlink:type="simple" xlink:show="embed" xlink:actuate="onLoad">
              <text:p/>
            </draw:image>
          </draw:frame>
          <draw:frame draw:z-index="78" draw:name="https://distrowatch.com/images/other/alevel.png" draw:style-name="gr1" draw:text-style-name="P1" svg:width="5.22pt" svg:height="5.22pt" svg:x="127.98pt" svg:y="166.39pt">
            <draw:image xlink:href="https://distrowatch.com/images/other/alevel.png" xlink:type="simple" xlink:show="embed" xlink:actuate="onLoad">
              <text:p/>
            </draw:image>
          </draw:frame>
          <draw:frame draw:z-index="79" draw:name="https://distrowatch.com/images/other/alevel.png" draw:style-name="gr1" draw:text-style-name="P1" svg:width="5.22pt" svg:height="5.22pt" svg:x="127.98pt" svg:y="179.18pt">
            <draw:image xlink:href="https://distrowatch.com/images/other/alevel.png" xlink:type="simple" xlink:show="embed" xlink:actuate="onLoad">
              <text:p/>
            </draw:image>
          </draw:frame>
          <draw:frame draw:z-index="80" draw:name="https://distrowatch.com/images/other/adown.png" draw:style-name="gr1" draw:text-style-name="P1" svg:width="5.22pt" svg:height="5.22pt" svg:x="127.98pt" svg:y="191.99pt">
            <draw:image xlink:href="https://distrowatch.com/images/other/adown.png" xlink:type="simple" xlink:show="embed" xlink:actuate="onLoad">
              <text:p/>
            </draw:image>
          </draw:frame>
          <draw:frame draw:z-index="81" draw:name="https://distrowatch.com/images/other/adown.png" draw:style-name="gr1" draw:text-style-name="P1" svg:width="5.22pt" svg:height="5.22pt" svg:x="127.98pt" svg:y="204.77pt">
            <draw:image xlink:href="https://distrowatch.com/images/other/adown.png" xlink:type="simple" xlink:show="embed" xlink:actuate="onLoad">
              <text:p/>
            </draw:image>
          </draw:frame>
          <draw:frame draw:z-index="82" draw:name="https://distrowatch.com/images/other/adown.png" draw:style-name="gr1" draw:text-style-name="P1" svg:width="5.22pt" svg:height="5.22pt" svg:x="127.98pt" svg:y="217.59pt">
            <draw:image xlink:href="https://distrowatch.com/images/other/adown.png" xlink:type="simple" xlink:show="embed" xlink:actuate="onLoad">
              <text:p/>
            </draw:image>
          </draw:frame>
          <draw:frame draw:z-index="83" draw:name="https://distrowatch.com/images/other/aup.png" draw:style-name="gr1" draw:text-style-name="P1" svg:width="5.22pt" svg:height="5.22pt" svg:x="127.98pt" svg:y="230.4pt">
            <draw:image xlink:href="https://distrowatch.com/images/other/aup.png" xlink:type="simple" xlink:show="embed" xlink:actuate="onLoad">
              <text:p/>
            </draw:image>
          </draw:frame>
          <draw:frame draw:z-index="84" draw:name="https://distrowatch.com/images/other/alevel.png" draw:style-name="gr1" draw:text-style-name="P1" svg:width="5.22pt" svg:height="5.22pt" svg:x="127.98pt" svg:y="243.18pt">
            <draw:image xlink:href="https://distrowatch.com/images/other/alevel.png" xlink:type="simple" xlink:show="embed" xlink:actuate="onLoad">
              <text:p/>
            </draw:image>
          </draw:frame>
          <draw:frame draw:z-index="85" draw:name="https://distrowatch.com/images/other/aup.png" draw:style-name="gr1" draw:text-style-name="P1" svg:width="5.22pt" svg:height="5.22pt" svg:x="127.98pt" svg:y="256pt">
            <draw:image xlink:href="https://distrowatch.com/images/other/aup.png" xlink:type="simple" xlink:show="embed" xlink:actuate="onLoad">
              <text:p/>
            </draw:image>
          </draw:frame>
          <draw:frame draw:z-index="86" draw:name="https://distrowatch.com/images/other/adown.png" draw:style-name="gr1" draw:text-style-name="P1" svg:width="5.22pt" svg:height="5.22pt" svg:x="127.98pt" svg:y="268.78pt">
            <draw:image xlink:href="https://distrowatch.com/images/other/adown.png" xlink:type="simple" xlink:show="embed" xlink:actuate="onLoad">
              <text:p/>
            </draw:image>
          </draw:frame>
          <draw:frame draw:z-index="87" draw:name="https://distrowatch.com/images/other/alevel.png" draw:style-name="gr1" draw:text-style-name="P1" svg:width="5.22pt" svg:height="5.22pt" svg:x="127.98pt" svg:y="281.59pt">
            <draw:image xlink:href="https://distrowatch.com/images/other/alevel.png" xlink:type="simple" xlink:show="embed" xlink:actuate="onLoad">
              <text:p/>
            </draw:image>
          </draw:frame>
          <draw:frame draw:z-index="88" draw:name="https://distrowatch.com/images/other/alevel.png" draw:style-name="gr1" draw:text-style-name="P1" svg:width="5.22pt" svg:height="5.22pt" svg:x="127.98pt" svg:y="294.38pt">
            <draw:image xlink:href="https://distrowatch.com/images/other/alevel.png" xlink:type="simple" xlink:show="embed" xlink:actuate="onLoad">
              <text:p/>
            </draw:image>
          </draw:frame>
          <draw:frame draw:z-index="89" draw:name="https://distrowatch.com/images/other/alevel.png" draw:style-name="gr1" draw:text-style-name="P1" svg:width="5.22pt" svg:height="5.22pt" svg:x="127.98pt" svg:y="307.19pt">
            <draw:image xlink:href="https://distrowatch.com/images/other/alevel.png" xlink:type="simple" xlink:show="embed" xlink:actuate="onLoad">
              <text:p/>
            </draw:image>
          </draw:frame>
          <draw:frame draw:z-index="90" draw:name="https://distrowatch.com/images/other/aup.png" draw:style-name="gr1" draw:text-style-name="P1" svg:width="5.22pt" svg:height="5.22pt" svg:x="127.98pt" svg:y="319.97pt">
            <draw:image xlink:href="https://distrowatch.com/images/other/aup.png" xlink:type="simple" xlink:show="embed" xlink:actuate="onLoad">
              <text:p/>
            </draw:image>
          </draw:frame>
          <draw:frame draw:z-index="91" draw:name="https://distrowatch.com/images/other/adown.png" draw:style-name="gr1" draw:text-style-name="P1" svg:width="5.22pt" svg:height="5.22pt" svg:x="127.98pt" svg:y="332.79pt">
            <draw:image xlink:href="https://distrowatch.com/images/other/adown.png" xlink:type="simple" xlink:show="embed" xlink:actuate="onLoad">
              <text:p/>
            </draw:image>
          </draw:frame>
          <draw:frame draw:z-index="92" draw:name="https://distrowatch.com/images/other/alevel.png" draw:style-name="gr1" draw:text-style-name="P1" svg:width="5.22pt" svg:height="5.22pt" svg:x="127.98pt" svg:y="345.6pt">
            <draw:image xlink:href="https://distrowatch.com/images/other/alevel.png" xlink:type="simple" xlink:show="embed" xlink:actuate="onLoad">
              <text:p/>
            </draw:image>
          </draw:frame>
          <draw:frame draw:z-index="93" draw:name="https://distrowatch.com/images/other/alevel.png" draw:style-name="gr1" draw:text-style-name="P1" svg:width="5.22pt" svg:height="5.22pt" svg:x="127.98pt" svg:y="358.38pt">
            <draw:image xlink:href="https://distrowatch.com/images/other/alevel.png" xlink:type="simple" xlink:show="embed" xlink:actuate="onLoad">
              <text:p/>
            </draw:image>
          </draw:frame>
          <draw:frame draw:z-index="94" draw:name="https://distrowatch.com/images/other/alevel.png" draw:style-name="gr1" draw:text-style-name="P1" svg:width="5.22pt" svg:height="5.22pt" svg:x="127.98pt" svg:y="371.2pt">
            <draw:image xlink:href="https://distrowatch.com/images/other/alevel.png" xlink:type="simple" xlink:show="embed" xlink:actuate="onLoad">
              <text:p/>
            </draw:image>
          </draw:frame>
          <draw:frame draw:z-index="95" draw:name="https://distrowatch.com/images/other/alevel.png" draw:style-name="gr1" draw:text-style-name="P1" svg:width="5.22pt" svg:height="5.22pt" svg:x="127.98pt" svg:y="383.98pt">
            <draw:image xlink:href="https://distrowatch.com/images/other/alevel.png" xlink:type="simple" xlink:show="embed" xlink:actuate="onLoad">
              <text:p/>
            </draw:image>
          </draw:frame>
          <draw:frame draw:z-index="96" draw:name="https://distrowatch.com/images/other/aup.png" draw:style-name="gr1" draw:text-style-name="P1" svg:width="5.22pt" svg:height="5.22pt" svg:x="127.98pt" svg:y="396.79pt">
            <draw:image xlink:href="https://distrowatch.com/images/other/aup.png" xlink:type="simple" xlink:show="embed" xlink:actuate="onLoad">
              <text:p/>
            </draw:image>
          </draw:frame>
          <draw:frame draw:z-index="97" draw:name="https://distrowatch.com/images/other/aup.png" draw:style-name="gr1" draw:text-style-name="P1" svg:width="5.22pt" svg:height="5.22pt" svg:x="127.98pt" svg:y="409.58pt">
            <draw:image xlink:href="https://distrowatch.com/images/other/aup.png" xlink:type="simple" xlink:show="embed" xlink:actuate="onLoad">
              <text:p/>
            </draw:image>
          </draw:frame>
          <draw:frame draw:z-index="98" draw:name="https://distrowatch.com/images/other/adown.png" draw:style-name="gr1" draw:text-style-name="P1" svg:width="5.22pt" svg:height="5.22pt" svg:x="127.98pt" svg:y="422.39pt">
            <draw:image xlink:href="https://distrowatch.com/images/other/adown.png" xlink:type="simple" xlink:show="embed" xlink:actuate="onLoad">
              <text:p/>
            </draw:image>
          </draw:frame>
          <draw:frame draw:z-index="99" draw:name="https://distrowatch.com/images/other/alevel.png" draw:style-name="gr1" draw:text-style-name="P1" svg:width="5.22pt" svg:height="5.22pt" svg:x="127.98pt" svg:y="435.17pt">
            <draw:image xlink:href="https://distrowatch.com/images/other/alevel.png" xlink:type="simple" xlink:show="embed" xlink:actuate="onLoad">
              <text:p/>
            </draw:image>
          </draw:frame>
          <draw:frame draw:z-index="100" draw:name="https://distrowatch.com/images/other/aup.png" draw:style-name="gr1" draw:text-style-name="P1" svg:width="5.22pt" svg:height="5.22pt" svg:x="127.98pt" svg:y="447.99pt">
            <draw:image xlink:href="https://distrowatch.com/images/other/aup.png" xlink:type="simple" xlink:show="embed" xlink:actuate="onLoad">
              <text:p/>
            </draw:image>
          </draw:frame>
          <draw:frame draw:z-index="101" draw:name="https://distrowatch.com/images/other/alevel.png" draw:style-name="gr1" draw:text-style-name="P1" svg:width="5.22pt" svg:height="5.22pt" svg:x="127.98pt" svg:y="460.8pt">
            <draw:image xlink:href="https://distrowatch.com/images/other/alevel.png" xlink:type="simple" xlink:show="embed" xlink:actuate="onLoad">
              <text:p/>
            </draw:image>
          </draw:frame>
          <draw:frame draw:z-index="102" draw:name="https://distrowatch.com/images/other/aup.png" draw:style-name="gr1" draw:text-style-name="P1" svg:width="5.22pt" svg:height="5.22pt" svg:x="127.98pt" svg:y="473.58pt">
            <draw:image xlink:href="https://distrowatch.com/images/other/aup.png" xlink:type="simple" xlink:show="embed" xlink:actuate="onLoad">
              <text:p/>
            </draw:image>
          </draw:frame>
          <draw:frame draw:z-index="103" draw:name="https://distrowatch.com/images/other/adown.png" draw:style-name="gr1" draw:text-style-name="P1" svg:width="5.22pt" svg:height="5.22pt" svg:x="127.98pt" svg:y="486.4pt">
            <draw:image xlink:href="https://distrowatch.com/images/other/adown.png" xlink:type="simple" xlink:show="embed" xlink:actuate="onLoad">
              <text:p/>
            </draw:image>
          </draw:frame>
          <draw:frame draw:z-index="104" draw:name="https://distrowatch.com/images/other/alevel.png" draw:style-name="gr1" draw:text-style-name="P1" svg:width="5.22pt" svg:height="5.22pt" svg:x="127.98pt" svg:y="499.18pt">
            <draw:image xlink:href="https://distrowatch.com/images/other/alevel.png" xlink:type="simple" xlink:show="embed" xlink:actuate="onLoad">
              <text:p/>
            </draw:image>
          </draw:frame>
          <draw:frame draw:z-index="105" draw:name="https://distrowatch.com/images/other/alevel.png" draw:style-name="gr1" draw:text-style-name="P1" svg:width="5.22pt" svg:height="5.22pt" svg:x="127.98pt" svg:y="511.99pt">
            <draw:image xlink:href="https://distrowatch.com/images/other/alevel.png" xlink:type="simple" xlink:show="embed" xlink:actuate="onLoad">
              <text:p/>
            </draw:image>
          </draw:frame>
          <draw:frame draw:z-index="106" draw:name="https://distrowatch.com/images/other/alevel.png" draw:style-name="gr1" draw:text-style-name="P1" svg:width="5.22pt" svg:height="5.22pt" svg:x="127.98pt" svg:y="524.78pt">
            <draw:image xlink:href="https://distrowatch.com/images/other/alevel.png" xlink:type="simple" xlink:show="embed" xlink:actuate="onLoad">
              <text:p/>
            </draw:image>
          </draw:frame>
          <draw:frame draw:z-index="107" draw:name="https://distrowatch.com/images/other/alevel.png" draw:style-name="gr1" draw:text-style-name="P1" svg:width="5.22pt" svg:height="5.22pt" svg:x="127.98pt" svg:y="537.59pt">
            <draw:image xlink:href="https://distrowatch.com/images/other/alevel.png" xlink:type="simple" xlink:show="embed" xlink:actuate="onLoad">
              <text:p/>
            </draw:image>
          </draw:frame>
          <draw:frame draw:z-index="108" draw:name="https://distrowatch.com/images/other/alevel.png" draw:style-name="gr1" draw:text-style-name="P1" svg:width="5.22pt" svg:height="5.22pt" svg:x="127.98pt" svg:y="550.37pt">
            <draw:image xlink:href="https://distrowatch.com/images/other/alevel.png" xlink:type="simple" xlink:show="embed" xlink:actuate="onLoad">
              <text:p/>
            </draw:image>
          </draw:frame>
          <draw:frame draw:z-index="109" draw:name="https://distrowatch.com/images/other/aup.png" draw:style-name="gr1" draw:text-style-name="P1" svg:width="5.22pt" svg:height="5.22pt" svg:x="127.98pt" svg:y="563.19pt">
            <draw:image xlink:href="https://distrowatch.com/images/other/aup.png" xlink:type="simple" xlink:show="embed" xlink:actuate="onLoad">
              <text:p/>
            </draw:image>
          </draw:frame>
          <draw:frame draw:z-index="110" draw:name="https://distrowatch.com/images/other/alevel.png" draw:style-name="gr1" draw:text-style-name="P1" svg:width="5.22pt" svg:height="5.22pt" svg:x="127.98pt" svg:y="576pt">
            <draw:image xlink:href="https://distrowatch.com/images/other/alevel.png" xlink:type="simple" xlink:show="embed" xlink:actuate="onLoad">
              <text:p/>
            </draw:image>
          </draw:frame>
          <draw:frame draw:z-index="111" draw:name="https://distrowatch.com/images/other/alevel.png" draw:style-name="gr1" draw:text-style-name="P1" svg:width="5.22pt" svg:height="5.22pt" svg:x="127.98pt" svg:y="588.78pt">
            <draw:image xlink:href="https://distrowatch.com/images/other/alevel.png" xlink:type="simple" xlink:show="embed" xlink:actuate="onLoad">
              <text:p/>
            </draw:image>
          </draw:frame>
          <draw:frame draw:z-index="112" draw:name="https://distrowatch.com/images/other/alevel.png" draw:style-name="gr1" draw:text-style-name="P1" svg:width="5.22pt" svg:height="5.22pt" svg:x="127.98pt" svg:y="601.6pt">
            <draw:image xlink:href="https://distrowatch.com/images/other/alevel.png" xlink:type="simple" xlink:show="embed" xlink:actuate="onLoad">
              <text:p/>
            </draw:image>
          </draw:frame>
          <draw:frame draw:z-index="113" draw:name="https://distrowatch.com/images/other/alevel.png" draw:style-name="gr1" draw:text-style-name="P1" svg:width="5.22pt" svg:height="5.22pt" svg:x="127.98pt" svg:y="614.38pt">
            <draw:image xlink:href="https://distrowatch.com/images/other/alevel.png" xlink:type="simple" xlink:show="embed" xlink:actuate="onLoad">
              <text:p/>
            </draw:image>
          </draw:frame>
          <draw:frame draw:z-index="114" draw:name="https://distrowatch.com/images/other/adown.png" draw:style-name="gr1" draw:text-style-name="P1" svg:width="5.22pt" svg:height="5.22pt" svg:x="127.98pt" svg:y="627.19pt">
            <draw:image xlink:href="https://distrowatch.com/images/other/adown.png" xlink:type="simple" xlink:show="embed" xlink:actuate="onLoad">
              <text:p/>
            </draw:image>
          </draw:frame>
          <draw:frame draw:z-index="115" draw:name="https://distrowatch.com/images/other/alevel.png" draw:style-name="gr1" draw:text-style-name="P1" svg:width="5.22pt" svg:height="5.22pt" svg:x="127.98pt" svg:y="639.98pt">
            <draw:image xlink:href="https://distrowatch.com/images/other/alevel.png" xlink:type="simple" xlink:show="embed" xlink:actuate="onLoad">
              <text:p/>
            </draw:image>
          </draw:frame>
          <draw:frame draw:z-index="116" draw:name="https://distrowatch.com/images/other/alevel.png" draw:style-name="gr1" draw:text-style-name="P1" svg:width="5.22pt" svg:height="5.22pt" svg:x="127.98pt" svg:y="652.79pt">
            <draw:image xlink:href="https://distrowatch.com/images/other/alevel.png" xlink:type="simple" xlink:show="embed" xlink:actuate="onLoad">
              <text:p/>
            </draw:image>
          </draw:frame>
          <draw:frame draw:z-index="117" draw:name="https://distrowatch.com/images/other/aup.png" draw:style-name="gr1" draw:text-style-name="P1" svg:width="5.22pt" svg:height="5.22pt" svg:x="127.98pt" svg:y="665.57pt">
            <draw:image xlink:href="https://distrowatch.com/images/other/aup.png" xlink:type="simple" xlink:show="embed" xlink:actuate="onLoad">
              <text:p/>
            </draw:image>
          </draw:frame>
          <draw:frame draw:z-index="118" draw:name="https://distrowatch.com/images/other/alevel.png" draw:style-name="gr1" draw:text-style-name="P1" svg:width="5.22pt" svg:height="5.22pt" svg:x="127.98pt" svg:y="678.39pt">
            <draw:image xlink:href="https://distrowatch.com/images/other/alevel.png" xlink:type="simple" xlink:show="embed" xlink:actuate="onLoad">
              <text:p/>
            </draw:image>
          </draw:frame>
          <draw:frame draw:z-index="119" draw:name="https://distrowatch.com/images/other/aup.png" draw:style-name="gr1" draw:text-style-name="P1" svg:width="5.22pt" svg:height="5.22pt" svg:x="127.98pt" svg:y="691.2pt">
            <draw:image xlink:href="https://distrowatch.com/images/other/aup.png" xlink:type="simple" xlink:show="embed" xlink:actuate="onLoad">
              <text:p/>
            </draw:image>
          </draw:frame>
          <draw:frame draw:z-index="120" draw:name="https://distrowatch.com/images/other/alevel.png" draw:style-name="gr1" draw:text-style-name="P1" svg:width="5.22pt" svg:height="5.22pt" svg:x="127.98pt" svg:y="703.98pt">
            <draw:image xlink:href="https://distrowatch.com/images/other/alevel.png" xlink:type="simple" xlink:show="embed" xlink:actuate="onLoad">
              <text:p/>
            </draw:image>
          </draw:frame>
          <draw:frame draw:z-index="121" draw:name="https://distrowatch.com/images/other/alevel.png" draw:style-name="gr1" draw:text-style-name="P1" svg:width="5.22pt" svg:height="5.22pt" svg:x="127.98pt" svg:y="716.8pt">
            <draw:image xlink:href="https://distrowatch.com/images/other/alevel.png" xlink:type="simple" xlink:show="embed" xlink:actuate="onLoad">
              <text:p/>
            </draw:image>
          </draw:frame>
          <draw:frame draw:z-index="122" draw:name="https://distrowatch.com/images/other/aup.png" draw:style-name="gr1" draw:text-style-name="P1" svg:width="5.22pt" svg:height="5.22pt" svg:x="127.98pt" svg:y="729.58pt">
            <draw:image xlink:href="https://distrowatch.com/images/other/aup.png" xlink:type="simple" xlink:show="embed" xlink:actuate="onLoad">
              <text:p/>
            </draw:image>
          </draw:frame>
          <draw:frame draw:z-index="123" draw:name="https://distrowatch.com/images/other/alevel.png" draw:style-name="gr1" draw:text-style-name="P1" svg:width="5.22pt" svg:height="5.22pt" svg:x="127.98pt" svg:y="742.39pt">
            <draw:image xlink:href="https://distrowatch.com/images/other/alevel.png" xlink:type="simple" xlink:show="embed" xlink:actuate="onLoad">
              <text:p/>
            </draw:image>
          </draw:frame>
          <draw:frame draw:z-index="124" draw:name="https://distrowatch.com/images/other/alevel.png" draw:style-name="gr1" draw:text-style-name="P1" svg:width="5.22pt" svg:height="5.22pt" svg:x="127.98pt" svg:y="755.18pt">
            <draw:image xlink:href="https://distrowatch.com/images/other/alevel.png" xlink:type="simple" xlink:show="embed" xlink:actuate="onLoad">
              <text:p/>
            </draw:image>
          </draw:frame>
          <draw:frame draw:z-index="125" draw:name="https://distrowatch.com/images/other/alevel.png" draw:style-name="gr1" draw:text-style-name="P1" svg:width="5.22pt" svg:height="5.22pt" svg:x="127.98pt" svg:y="767.99pt">
            <draw:image xlink:href="https://distrowatch.com/images/other/alevel.png" xlink:type="simple" xlink:show="embed" xlink:actuate="onLoad">
              <text:p/>
            </draw:image>
          </draw:frame>
          <draw:frame draw:z-index="126" draw:name="https://distrowatch.com/images/other/alevel.png" draw:style-name="gr1" draw:text-style-name="P1" svg:width="5.22pt" svg:height="5.22pt" svg:x="127.98pt" svg:y="780.77pt">
            <draw:image xlink:href="https://distrowatch.com/images/other/alevel.png" xlink:type="simple" xlink:show="embed" xlink:actuate="onLoad">
              <text:p/>
            </draw:image>
          </draw:frame>
          <draw:frame draw:z-index="127" draw:name="https://distrowatch.com/images/other/alevel.png" draw:style-name="gr1" draw:text-style-name="P1" svg:width="5.22pt" svg:height="5.22pt" svg:x="127.98pt" svg:y="793.59pt">
            <draw:image xlink:href="https://distrowatch.com/images/other/alevel.png" xlink:type="simple" xlink:show="embed" xlink:actuate="onLoad">
              <text:p/>
            </draw:image>
          </draw:frame>
          <draw:frame draw:z-index="128" draw:name="https://distrowatch.com/images/other/alevel.png" draw:style-name="gr1" draw:text-style-name="P1" svg:width="5.22pt" svg:height="5.22pt" svg:x="127.98pt" svg:y="806.4pt">
            <draw:image xlink:href="https://distrowatch.com/images/other/alevel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distrowatch.com/mint" xlink:type="simple">Mint</text:a></text:p>
          </table:table-cell>
          <table:table-cell table:style-name="ce3"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distrowatch.com/debian" xlink:type="simple">Debian</text:a></text:p>
          </table:table-cell>
          <table:table-cell table:style-name="ce3"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distrowatch.com/manjaro" xlink:type="simple">Manjaro</text:a></text:p>
          </table:table-cell>
          <table:table-cell table:style-name="ce3"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distrowatch.com/ubuntu" xlink:type="simple">Ubuntu</text:a></text:p>
          </table:table-cell>
          <table:table-cell table:style-name="ce3"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distrowatch.com/antergos" xlink:type="simple">Antergos</text:a></text:p>
          </table:table-cell>
          <table:table-cell table:style-name="ce3"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distrowatch.com/opensuse" xlink:type="simple">openSUSE</text:a></text:p>
          </table:table-cell>
          <table:table-cell table:style-name="ce3"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distrowatch.com/fedora" xlink:type="simple">Fedora</text:a></text:p>
          </table:table-cell>
          <table:table-cell table:style-name="ce3"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distrowatch.com/solus" xlink:type="simple">Solus</text:a></text:p>
          </table:table-cell>
          <table:table-cell table:style-name="ce3"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distrowatch.com/elementary" xlink:type="simple">elementary</text:a></text:p>
          </table:table-cell>
          <table:table-cell table:style-name="ce3" office:value-type="float" office:value="818" calcext:value-type="float">
            <text:p>818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distrowatch.com/zorin" xlink:type="simple">Zorin</text:a></text:p>
          </table:table-cell>
          <table:table-cell table:style-name="ce3"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distrowatch.com/trueos" xlink:type="simple">TrueOS</text:a></text:p>
          </table:table-cell>
          <table:table-cell table:style-name="ce3"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s://distrowatch.com/deepin" xlink:type="simple">deepin</text:a></text:p>
          </table:table-cell>
          <table:table-cell table:style-name="ce3"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<text:a xlink:href="https://distrowatch.com/centos" xlink:type="simple">CentOS</text:a></text:p>
          </table:table-cell>
          <table:table-cell table:style-name="ce3"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s://distrowatch.com/arch" xlink:type="simple">Arch</text:a></text:p>
          </table:table-cell>
          <table:table-cell table:style-name="ce3"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<text:a xlink:href="https://distrowatch.com/pclinuxos" xlink:type="simple">PCLinuxOS</text:a></text:p>
          </table:table-cell>
          <table:table-cell table:style-name="ce3"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<text:a xlink:href="https://distrowatch.com/reactos" xlink:type="simple">ReactOS</text:a></text:p>
          </table:table-cell>
          <table:table-cell table:style-name="ce3"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<text:a xlink:href="https://distrowatch.com/kali" xlink:type="simple">Kali</text:a></text:p>
          </table:table-cell>
          <table:table-cell table:style-name="ce3"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<text:a xlink:href="https://distrowatch.com/lite" xlink:type="simple">Lite</text:a></text:p>
          </table:table-cell>
          <table:table-cell table:style-name="ce3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<text:a xlink:href="https://distrowatch.com/antix" xlink:type="simple">antiX</text:a></text:p>
          </table:table-cell>
          <table:table-cell table:style-name="ce3"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distrowatch.com/mageia" xlink:type="simple">Mageia</text:a></text:p>
          </table:table-cell>
          <table:table-cell table:style-name="ce3"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<text:a xlink:href="https://distrowatch.com/lubuntu" xlink:type="simple">Lubuntu</text:a></text:p>
          </table:table-cell>
          <table:table-cell table:style-name="ce3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<text:a xlink:href="https://distrowatch.com/kdeneon" xlink:type="simple">KDE neon</text:a></text:p>
          </table:table-cell>
          <table:table-cell table:style-name="ce3"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<text:a xlink:href="https://distrowatch.com/mx" xlink:type="simple">MX Linux</text:a>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<text:a xlink:href="https://distrowatch.com/freebsd" xlink:type="simple">FreeBSD</text:a></text:p>
          </table:table-cell>
          <table:table-cell table:style-name="ce3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<text:a xlink:href="https://distrowatch.com/puppy" xlink:type="simple">Puppy</text:a></text:p>
          </table:table-cell>
          <table:table-cell table:style-name="ce3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<text:a xlink:href="https://distrowatch.com/ubuntumate" xlink:type="simple">Ubuntu MATE</text:a></text:p>
          </table:table-cell>
          <table:table-cell table:style-name="ce3"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<text:a xlink:href="https://distrowatch.com/devuan" xlink:type="simple">Devuan</text:a></text:p>
          </table:table-cell>
          <table:table-cell table:style-name="ce3"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<text:a xlink:href="https://distrowatch.com/sparky" xlink:type="simple">SparkyLinux</text:a>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<text:a xlink:href="https://distrowatch.com/tails" xlink:type="simple">Tails</text:a>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<text:a xlink:href="https://distrowatch.com/parrotsecurity" xlink:type="simple">Parrot</text:a></text:p>
          </table:table-cell>
          <table:table-cell table:style-name="ce3"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<text:a xlink:href="https://distrowatch.com/peppermint" xlink:type="simple">Peppermint</text:a></text:p>
          </table:table-cell>
          <table:table-cell table:style-name="ce3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<text:a xlink:href="https://distrowatch.com/ferenos" xlink:type="simple">feren</text:a>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<text:a xlink:href="https://distrowatch.com/lxle" xlink:type="simple">LXLE</text:a>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<text:a xlink:href="https://distrowatch.com/androidx86" xlink:type="simple">Android-x86</text:a>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<text:a xlink:href="https://distrowatch.com/slackware" xlink:type="simple">Slackware</text:a>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<text:a xlink:href="https://distrowatch.com/smartos" xlink:type="simple">SmartOS</text:a></text:p>
          </table:table-cell>
          <table:table-cell table:style-name="ce3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<text:a xlink:href="https://distrowatch.com/xubuntu" xlink:type="simple">Xubuntu</text:a>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<text:a xlink:href="https://distrowatch.com/ubuntubudgie" xlink:type="simple">Ubuntu Budgie</text:a>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<text:a xlink:href="https://distrowatch.com/q4os" xlink:type="simple">Q4OS</text:a>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<text:a xlink:href="https://distrowatch.com/archbang" xlink:type="simple">ArchBang</text:a>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<text:a xlink:href="https://distrowatch.com/blacklab" xlink:type="simple">Black Lab</text:a>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<text:a xlink:href="https://distrowatch.com/lakka" xlink:type="simple">Lakka</text:a>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<text:a xlink:href="https://distrowatch.com/gentoo" xlink:type="simple">Gentoo</text:a></text:p>
          </table:table-cell>
          <table:table-cell table:style-name="ce3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<text:a xlink:href="https://distrowatch.com/bodhi" xlink:type="simple">Bodhi</text:a>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<text:a xlink:href="https://distrowatch.com/kubuntu" xlink:type="simple">Kubuntu</text:a></text:p>
          </table:table-cell>
          <table:table-cell table:style-name="ce3"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<text:a xlink:href="https://distrowatch.com/ultimate" xlink:type="simple">Ultimate</text:a>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<text:a xlink:href="https://distrowatch.com/knoppix" xlink:type="simple">KNOPPIX</text:a>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<text:a xlink:href="https://distrowatch.com/sabayon" xlink:type="simple">Sabayon</text:a>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<text:a xlink:href="https://distrowatch.com/redhat" xlink:type="simple">Red Hat</text:a>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<text:a xlink:href="https://distrowatch.com/rosa" xlink:type="simple">ROSA</text:a>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<text:a xlink:href="https://distrowatch.com/kaos" xlink:type="simple">KaOS</text:a></text:p>
          </table:table-cell>
          <table:table-cell table:style-name="ce3"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<text:a xlink:href="https://distrowatch.com/alpine" xlink:type="simple">Alpine</text:a>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<text:a xlink:href="https://distrowatch.com/revengeos" xlink:type="simple">Revenge</text:a>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<text:a xlink:href="https://distrowatch.com/tinycore" xlink:type="simple">Tiny Core</text:a>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<text:a xlink:href="https://distrowatch.com/bluestar" xlink:type="simple">Bluestar</text:a>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<text:a xlink:href="https://distrowatch.com/netrunner" xlink:type="simple">Netrunner</text:a></text:p>
          </table:table-cell>
          <table:table-cell table:style-name="ce3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<text:a xlink:href="https://distrowatch.com/blackarch" xlink:type="simple">BlackArch</text:a>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<text:a xlink:href="https://distrowatch.com/qubes" xlink:type="simple">Qubes</text:a>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<text:a xlink:href="https://distrowatch.com/voyager" xlink:type="simple">Voyager</text:a>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<text:a xlink:href="https://distrowatch.com/dragonflybsd" xlink:type="simple">DragonFly</text:a>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<text:a xlink:href="https://distrowatch.com/4mlinux" xlink:type="simple">4MLinux</text:a>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<text:a xlink:href="https://distrowatch.com/clearos" xlink:type="simple">ClearOS</text:a>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<text:a xlink:href="https://distrowatch.com/korora" xlink:type="simple">Korora</text:a>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<text:a xlink:href="https://distrowatch.com/ghostbsd" xlink:type="simple">GhostBSD</text:a>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4" office:value-type="string" calcext:value-type="string">
            <text:p>NixOS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"/>
          <table:table-cell table:style-name="ce4"/>
          <table:table-cell table:style-name="ce3"/>
          <table:table-cell table:number-columns-repeated="3"/>
          <table:table-cell table:style-name="ce6"/>
        </table:table-row>
        <table:table-row table:style-name="ro1" table:number-rows-repeated="2">
          <table:table-cell table:style-name="ce1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Total:</text:p>
          </table:table-cell>
          <table:table-cell table:style-name="Default" table:formula="of:=SUM([.$C$1:.$C$65])" office:value-type="float" office:value="30584" calcext:value-type="float">
            <text:p>30584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office:value-type="string" calcext:value-type="string">
            <text:p>NixOS part:</text:p>
          </table:table-cell>
          <table:table-cell table:style-name="Default" table:formula="of:=150/[.B69]" office:value-type="float" office:value="0.00490452524195658" calcext:value-type="float">
            <text:p>0.004904525241957</text:p>
          </table:table-cell>
          <table:table-cell table:style-name="ce3"/>
          <table:table-cell table:number-columns-repeated="4"/>
        </table:table-row>
        <table:table-row table:style-name="ro1" table:number-rows-repeated="104850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7:13:26.090407706</meta:creation-date>
    <dc:date>2017-10-28T17:22:46.227780580</dc:date>
    <meta:editing-duration>PT9M20S</meta:editing-duration>
    <meta:editing-cycles>1</meta:editing-cycles>
    <meta:document-statistic meta:table-count="1" meta:cell-count="199" meta:object-count="129"/>
    <meta:generator>LibreOffice/5.3.1.2$Linux_X86_64 LibreOffice_project/30m0$Build-2</meta:generator>
  </office:meta>
</office:document-meta>
</file>